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CA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2.799cm" svg:y="3.899cm">
          <text:p text:style-name="P1">-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TIR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8.4cm" svg:y="3.9cm">
          <text:p text:style-name="P1">-na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5.1cm" svg:x2="18.3cm" svg:y2="5.1cm">
          <text:p/>
        </draw:line>
        <draw:frame draw:style-name="gr4" draw:layer="layout" svg:width="4.3cm" svg:height="1cm" svg:x="8.6cm" svg:y="3.7cm">
          <draw:text-box>
            <text:p>1</text:p>
          </draw:text-box>
        </draw:frame>
        <draw:frame draw:style-name="gr4" draw:layer="layout" svg:width="0.9cm" svg:height="1cm" svg:x="17cm" svg:y="3.7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7-20T13:49:04</meta:creation-date>
    <dc:date>2016-07-20T17:55:44</dc:date>
    <dc:creator>tokai </dc:creator>
    <meta:editing-duration>P0D</meta:editing-duration>
    <meta:editing-cycles>5</meta:editing-cycles>
    <meta:generator>LibreOffice/3.5$Linux_x86 LibreOffice_project/350m1$Build-2</meta:generator>
    <meta:document-statistic meta:object-count="9"/>
  </office:meta>
</office:document-meta>
</file>